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23E0000023563DA8A46E5C65E98.jpg" manifest:media-type="image/jpeg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ff0000" draw:marker-start-width="0.358cm" draw:marker-end-width="0.358cm" draw:fill="solid" draw:opacity="100%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draw:stroke="dash" draw:stroke-dash="Long_20_Dash" svg:stroke-width="0.106cm" svg:stroke-color="#ffffff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solid" draw:opacity="100%"/>
      <style:paragraph-properties fo:text-align="center"/>
    </style:style>
    <style:style style:name="P3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18.999cm" svg:height="18.701cm" svg:x="0.1cm" svg:y="0.5cm">
              <draw:image xlink:href="Pictures/100000000000023E0000023563DA8A46E5C65E98.jpg" xlink:type="simple" xlink:show="embed" xlink:actuate="onLoad" loext:mime-type="image/jpeg">
                <text:p/>
              </draw:image>
            </draw:frame>
            <draw:g>
              <draw:line draw:style-name="gr2" draw:text-style-name="P2" draw:layer="layout" svg:x1="9.272cm" svg:y1="13.454cm" svg:x2="9.272cm" svg:y2="18.534cm">
                <text:p/>
              </draw:line>
              <draw:line draw:style-name="gr2" draw:text-style-name="P2" draw:layer="layout" svg:x1="8.944cm" svg:y1="18.534cm" svg:x2="9.272cm" svg:y2="18.534cm">
                <text:p/>
              </draw:line>
              <draw:line draw:style-name="gr2" draw:text-style-name="P2" draw:layer="layout" svg:x1="9.272cm" svg:y1="18.534cm" svg:x2="9.6cm" svg:y2="18.534cm">
                <text:p/>
              </draw:line>
              <draw:line draw:style-name="gr2" draw:text-style-name="P2" draw:layer="layout" svg:x1="9.272cm" svg:y1="13.454cm" svg:x2="9.6cm" svg:y2="13.454cm">
                <text:p/>
              </draw:line>
              <draw:line draw:style-name="gr2" draw:text-style-name="P2" draw:layer="layout" svg:x1="8.944cm" svg:y1="13.454cm" svg:x2="9.272cm" svg:y2="13.454cm">
                <text:p/>
              </draw:line>
            </draw:g>
            <draw:g>
              <draw:line draw:style-name="gr2" draw:text-style-name="P2" draw:layer="layout" svg:x1="11.32cm" svg:y1="0.627cm" svg:x2="11.32cm" svg:y2="5.58cm">
                <text:p/>
              </draw:line>
              <draw:line draw:style-name="gr2" draw:text-style-name="P2" draw:layer="layout" svg:x1="11.007cm" svg:y1="5.58cm" svg:x2="11.32cm" svg:y2="5.58cm">
                <text:p/>
              </draw:line>
              <draw:line draw:style-name="gr2" draw:text-style-name="P2" draw:layer="layout" svg:x1="11.32cm" svg:y1="5.58cm" svg:x2="11.633cm" svg:y2="5.58cm">
                <text:p/>
              </draw:line>
              <draw:line draw:style-name="gr2" draw:text-style-name="P2" draw:layer="layout" svg:x1="11.32cm" svg:y1="0.627cm" svg:x2="11.633cm" svg:y2="0.627cm">
                <text:p/>
              </draw:line>
              <draw:line draw:style-name="gr2" draw:text-style-name="P2" draw:layer="layout" svg:x1="11.007cm" svg:y1="0.627cm" svg:x2="11.32cm" svg:y2="0.627cm">
                <text:p/>
              </draw:line>
            </draw:g>
            <draw:g>
              <draw:line draw:style-name="gr2" draw:text-style-name="P2" draw:layer="layout" svg:x1="15.643cm" svg:y1="7.135cm" svg:x2="19.072cm" svg:y2="7.135cm">
                <text:p/>
              </draw:line>
              <draw:line draw:style-name="gr2" draw:text-style-name="P2" draw:layer="layout" svg:x1="19.072cm" svg:y1="7.421cm" svg:x2="19.072cm" svg:y2="7.135cm">
                <text:p/>
              </draw:line>
              <draw:line draw:style-name="gr2" draw:text-style-name="P2" draw:layer="layout" svg:x1="19.072cm" svg:y1="7.135cm" svg:x2="19.072cm" svg:y2="6.849cm">
                <text:p/>
              </draw:line>
              <draw:line draw:style-name="gr2" draw:text-style-name="P2" draw:layer="layout" svg:x1="15.643cm" svg:y1="7.135cm" svg:x2="15.643cm" svg:y2="6.849cm">
                <text:p/>
              </draw:line>
              <draw:line draw:style-name="gr2" draw:text-style-name="P2" draw:layer="layout" svg:x1="15.643cm" svg:y1="7.421cm" svg:x2="15.643cm" svg:y2="7.135cm">
                <text:p/>
              </draw:line>
            </draw:g>
            <draw:g>
              <draw:line draw:style-name="gr2" draw:text-style-name="P2" draw:layer="layout" svg:x1="1.192cm" svg:y1="9.453cm" svg:x2="4.621cm" svg:y2="9.453cm">
                <text:p/>
              </draw:line>
              <draw:line draw:style-name="gr2" draw:text-style-name="P2" draw:layer="layout" svg:x1="4.621cm" svg:y1="9.77cm" svg:x2="4.621cm" svg:y2="9.453cm">
                <text:p/>
              </draw:line>
              <draw:line draw:style-name="gr2" draw:text-style-name="P2" draw:layer="layout" svg:x1="4.621cm" svg:y1="9.453cm" svg:x2="4.621cm" svg:y2="9.136cm">
                <text:p/>
              </draw:line>
              <draw:line draw:style-name="gr2" draw:text-style-name="P2" draw:layer="layout" svg:x1="1.192cm" svg:y1="9.453cm" svg:x2="1.192cm" svg:y2="9.136cm">
                <text:p/>
              </draw:line>
              <draw:line draw:style-name="gr2" draw:text-style-name="P2" draw:layer="layout" svg:x1="1.192cm" svg:y1="9.77cm" svg:x2="1.192cm" svg:y2="9.453cm">
                <text:p/>
              </draw:line>
            </draw:g>
            <draw:line draw:style-name="gr3" draw:text-style-name="P3" draw:layer="layout" svg:x1="10.209cm" svg:y1="9.517cm" svg:x2="10.209cm" svg:y2="18.534cm">
              <text:p/>
            </draw:line>
            <draw:line draw:style-name="gr3" draw:text-style-name="P3" draw:layer="layout" svg:x1="19.099cm" svg:y1="9.544cm" svg:x2="10.209cm" svg:y2="9.544cm">
              <text:p/>
            </draw:line>
          </draw:g>
          <draw:g>
            <draw:frame draw:style-name="gr4" draw:text-style-name="P1" draw:layer="layout" svg:width="1.999cm" svg:height="0.999cm" svg:x="10.172cm" svg:y="9.606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  <draw:frame draw:style-name="gr4" draw:text-style-name="P1" draw:layer="layout" svg:width="0.86cm" svg:height="1.363cm" svg:x="11.428cm" svg:y="2.575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  <draw:frame draw:style-name="gr4" draw:text-style-name="P1" draw:layer="layout" svg:width="0.826cm" svg:height="1.363cm" svg:x="8.371cm" svg:y="15.159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  <draw:frame draw:style-name="gr4" draw:text-style-name="P1" draw:layer="layout" svg:width="0.86cm" svg:height="1.363cm" svg:x="16.982cm" svg:y="5.903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  <draw:frame draw:style-name="gr4" draw:text-style-name="P1" draw:layer="layout" svg:width="0.91cm" svg:height="1.363cm" svg:x="2.613cm" svg:y="8.116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  <draw:frame draw:style-name="gr4" draw:text-style-name="P1" draw:layer="layout" svg:width="2.285cm" svg:height="1.545cm" svg:x="10.279cm" svg:y="14.14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  <draw:frame draw:style-name="gr4" draw:text-style-name="P1" draw:layer="layout" svg:width="2.285cm" svg:height="1.545cm" svg:x="14.959cm" svg:y="9.771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3cm" fo:page-height="19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5T21:35:04.600158578</meta:creation-date>
    <dc:date>2021-04-16T09:39:59.106112115</dc:date>
    <meta:editing-duration>PT13M28S</meta:editing-duration>
    <meta:editing-cycles>3</meta:editing-cycles>
    <meta:generator>LibreOffice/6.4.6.2$Linux_X86_64 LibreOffice_project/40$Build-2</meta:generator>
    <meta:document-statistic meta:object-count="37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i>b</mi>
    <annotation encoding="StarMath 5.0">b</annotation>
  </semantics>
</math>
</file>

<file path=Object 5/content.xml><?xml version="1.0" encoding="utf-8"?>
<math xmlns="http://www.w3.org/1998/Math/MathML" display="block">
  <semantics>
    <mi>d</mi>
    <annotation encoding="StarMath 5.0">d</annotation>
  </semantics>
</math>
</file>

<file path=Object 6/content.xml><?xml version="1.0" encoding="utf-8"?>
<math xmlns="http://www.w3.org/1998/Math/MathML" display="block">
  <semantics>
    <mrow>
      <msub>
        <mi>I</mi>
        <mi>s</mi>
      </msub>
      <mo stretchy="false">/</mo>
      <mn>2</mn>
    </mrow>
    <annotation encoding="StarMath 5.0">I_{s} / 2
</annotation>
  </semantics>
</math>
</file>

<file path=Object 7/content.xml><?xml version="1.0" encoding="utf-8"?>
<math xmlns="http://www.w3.org/1998/Math/MathML" display="block">
  <semantics>
    <mrow>
      <msub>
        <mi>I</mi>
        <mi>s</mi>
      </msub>
      <mo stretchy="false">/</mo>
      <mn>2</mn>
    </mrow>
    <annotation encoding="StarMath 5.0">I_{s} / 2
</annotation>
  </semantics>
</math>
</file>